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IdentityH1" svg:font-family="CMR10IdentityH"/>
    <style:font-face style:name="FontinIdentityH1" svg:font-family="FontinIdentityH"/>
    <style:font-face style:name="FontinSmallCapsIdentityH1" svg:font-family="FontinSmallCapsIdentityH"/>
    <style:font-face style:name="FontinularIdentityH1" svg:font-family="FontinularIdentityH"/>
    <style:font-face style:name="CMR10IdentityH" svg:font-family="CMR10IdentityH" style:font-pitch="variable"/>
    <style:font-face style:name="DejaVu Sans1" svg:font-family="'DejaVu Sans'" style:font-pitch="variable"/>
    <style:font-face style:name="FontinIdentityH" svg:font-family="FontinIdentityH" style:font-pitch="variable"/>
    <style:font-face style:name="FontinSmallCapsIdentityH" svg:font-family="FontinSmallCapsIdentityH" style:font-pitch="variable"/>
    <style:font-face style:name="FontinularIdentityH" svg:font-family="FontinularIdentityH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2.06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FontinularIdentityH1" fo:font-size="24.7999992370605pt" style:font-size-asian="24.7999992370605pt" style:font-name-complex="FontinularIdentityH1" style:font-size-complex="24.7999992370605pt"/>
    </style:style>
    <style:style style:name="T2" style:family="text">
      <style:text-properties fo:color="#000000" style:font-name="FontinularIdentityH1" fo:font-size="10pt" style:font-size-asian="10pt" style:font-name-complex="FontinularIdentityH1" style:font-size-complex="10pt"/>
    </style:style>
    <style:style style:name="T3" style:family="text">
      <style:text-properties fo:color="#000000" style:font-name="FontinSmallCapsIdentityH1" fo:font-size="14.3999996185303pt" style:font-size-asian="14.3999996185303pt" style:font-name-complex="FontinSmallCapsIdentityH1" style:font-size-complex="14.3999996185303pt"/>
    </style:style>
    <style:style style:name="T4" style:family="text">
      <style:text-properties fo:color="#000000" style:font-name="FontinSmallCapsIdentityH1" fo:font-size="10pt" style:font-size-asian="10pt" style:font-name-complex="FontinSmallCapsIdentityH1" style:font-size-complex="10pt"/>
    </style:style>
    <style:style style:name="T5" style:family="text">
      <style:text-properties fo:color="#003399" style:font-name="FontinularIdentityH1" fo:font-size="10pt" style:font-size-asian="10pt" style:font-name-complex="FontinularIdentityH1" style:font-size-complex="10pt"/>
    </style:style>
    <style:style style:name="T6" style:family="text">
      <style:text-properties fo:color="#000000" style:font-name="FontinIdentityH1" fo:font-size="10pt" fo:font-style="italic" style:font-size-asian="10pt" style:font-name-complex="FontinIdentityH1" style:font-size-complex="10pt" style:font-style-complex="italic"/>
    </style:style>
    <style:style style:name="T7" style:family="text">
      <style:text-properties fo:color="#000000" style:font-name="FontinularIdentityH1" fo:font-size="8pt" style:font-size-asian="8pt" style:font-name-complex="FontinularIdentityH1" style:font-size-complex="8pt"/>
    </style:style>
    <style:style style:name="T8" style:family="text">
      <style:text-properties fo:color="#003399" style:font-name="FontinularIdentityH1" fo:font-size="8pt" style:font-size-asian="8pt" style:font-name-complex="FontinularIdentityH1" style:font-size-complex="8pt"/>
    </style:style>
    <style:style style:name="T9" style:family="text">
      <style:text-properties fo:color="#000000" style:font-name="CMR10IdentityH1" fo:font-size="10pt" style:font-size-asian="10pt" style:font-name-complex="CMR10IdentityH1" style:font-size-complex="10pt"/>
    </style:style>
    <style:style style:name="T10" style:family="text">
      <style:text-properties fo:color="#000000" style:font-name="FontinularIdentityH1" fo:font-size="7pt" style:font-size-asian="7pt" style:font-name-complex="FontinularIdentityH1" style:font-size-complex="7pt"/>
    </style:style>
    <style:style style:name="T11" style:family="text">
      <style:text-properties fo:color="#000000" style:font-name="FontinIdentityH1" fo:font-size="10pt" fo:font-weight="bold" style:font-size-asian="10pt" style:font-name-complex="FontinIdentityH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671cm" svg:height="1.021cm" svg:x="8.036cm" svg:y="2.54cm">
          <draw:text-box>
            <text:p text:style-name="P1"><text:span text:style-name="T1">Ankit Saini</text:span></text:p>
          </draw:text-box>
        </draw:frame>
        <draw:frame draw:style-name="gr2" draw:text-style-name="P3" draw:layer="layout" svg:width="3.782cm" svg:height="0.412cm" svg:x="8.792cm" svg:y="3.56cm">
          <draw:text-box>
            <text:p text:style-name="P1"><text:span text:style-name="T2">Junior Undergraduate</text:span></text:p>
          </draw:text-box>
        </draw:frame>
        <draw:frame draw:style-name="gr2" draw:text-style-name="P3" draw:layer="layout" svg:width="8.981cm" svg:height="0.412cm" svg:x="6.534cm" svg:y="3.982cm">
          <draw:text-box>
            <text:p text:style-name="P1"><text:span text:style-name="T2">Department Of Computer Science and </text:span><text:span text:style-name="T2">Engineering</text:span></text:p>
          </draw:text-box>
        </draw:frame>
        <draw:frame draw:style-name="gr2" draw:text-style-name="P3" draw:layer="layout" svg:width="6.339cm" svg:height="0.412cm" svg:x="7.645cm" svg:y="4.404cm">
          <draw:text-box>
            <text:p text:style-name="P1"><text:span text:style-name="T2">Shri Mata Vaishnodevi University ,JK</text:span></text:p>
          </draw:text-box>
        </draw:frame>
        <draw:frame draw:style-name="gr2" draw:text-style-name="P3" draw:layer="layout" svg:width="7.165cm" svg:height="0.412cm" svg:x="7.383cm" svg:y="4.826cm">
          <draw:text-box>
            <text:p text:style-name="P1"><text:span text:style-name="T2">as600030@gmail.com +91-9858484839</text:span></text:p>
          </draw:text-box>
        </draw:frame>
        <draw:line draw:style-name="gr3" draw:text-style-name="P4" draw:layer="layout" svg:x1="3.33cm" svg:y1="6.684cm" svg:x2="17.669cm" svg:y2="6.684cm">
          <text:p/>
        </draw:line>
        <draw:frame draw:style-name="gr4" draw:text-style-name="P5" draw:layer="layout" svg:width="3.533cm" svg:height="0.59cm" svg:x="3.33cm" svg:y="6.018cm">
          <draw:text-box>
            <text:p text:style-name="P1"><text:span text:style-name="T3">Personal Data</text:span></text:p>
          </draw:text-box>
        </draw:frame>
        <draw:frame draw:style-name="gr2" draw:text-style-name="P3" draw:layer="layout" svg:width="4.189cm" svg:height="0.412cm" svg:x="3.541cm" svg:y="6.941cm">
          <draw:text-box>
            <text:p text:style-name="P1"><text:span text:style-name="T4">Place and Date of Birth:</text:span></text:p>
          </draw:text-box>
        </draw:frame>
        <draw:frame draw:style-name="gr2" draw:text-style-name="P3" draw:layer="layout" svg:width="1.336cm" svg:height="0.412cm" svg:x="7.961cm" svg:y="6.941cm">
          <draw:text-box>
            <text:p text:style-name="P1"><text:span text:style-name="T2">jammu,</text:span></text:p>
          </draw:text-box>
        </draw:frame>
        <draw:frame draw:style-name="gr2" draw:text-style-name="P3" draw:layer="layout" svg:width="2.373cm" svg:height="0.412cm" svg:x="10.015cm" svg:y="6.941cm">
          <draw:text-box>
            <text:p text:style-name="P1"><text:span text:style-name="T2">16 Sept 1997</text:span></text:p>
          </draw:text-box>
        </draw:frame>
        <draw:frame draw:style-name="gr2" draw:text-style-name="P3" draw:layer="layout" svg:width="1.213cm" svg:height="0.412cm" svg:x="6.404cm" svg:y="7.363cm">
          <draw:text-box>
            <text:p text:style-name="P1"><text:span text:style-name="T4">Phone:</text:span></text:p>
          </draw:text-box>
        </draw:frame>
        <draw:frame draw:style-name="gr2" draw:text-style-name="P3" draw:layer="layout" svg:width="3.101cm" svg:height="0.412cm" svg:x="7.961cm" svg:y="7.363cm">
          <draw:text-box>
            <text:p text:style-name="P1"><text:span text:style-name="T2">+91 9858484839</text:span></text:p>
          </draw:text-box>
        </draw:frame>
        <draw:frame draw:style-name="gr2" draw:text-style-name="P3" draw:layer="layout" svg:width="1.09cm" svg:height="0.412cm" svg:x="6.564cm" svg:y="7.785cm">
          <draw:text-box>
            <text:p text:style-name="P1"><text:span text:style-name="T4">email:</text:span></text:p>
          </draw:text-box>
        </draw:frame>
        <draw:frame draw:style-name="gr2" draw:text-style-name="P3" draw:layer="layout" svg:width="3.939cm" svg:height="0.412cm" svg:x="7.961cm" svg:y="7.785cm">
          <draw:text-box>
            <text:p text:style-name="P1"><text:span text:style-name="T5">as600030@gmail.com</text:span></text:p>
          </draw:text-box>
        </draw:frame>
        <draw:frame draw:style-name="gr2" draw:text-style-name="P3" draw:layer="layout" svg:width="2.5cm" svg:height="0.412cm" svg:x="5.062cm" svg:y="8.207cm">
          <draw:text-box>
            <text:p text:style-name="P1"><text:span text:style-name="T4">Github Profile:</text:span></text:p>
          </draw:text-box>
        </draw:frame>
        <draw:frame draw:style-name="gr2" draw:text-style-name="P3" draw:layer="layout" svg:width="5.531cm" svg:height="0.412cm" svg:x="7.961cm" svg:y="8.207cm">
          <draw:text-box>
            <text:p text:style-name="P1"><text:span text:style-name="T5">https://github.com/ankitsaini00</text:span></text:p>
          </draw:text-box>
        </draw:frame>
        <draw:frame draw:style-name="gr2" draw:text-style-name="P3" draw:layer="layout" svg:width="2.788cm" svg:height="0.412cm" svg:x="4.776cm" svg:y="8.629cm">
          <draw:text-box>
            <text:p text:style-name="P1"><text:span text:style-name="T4">Linkedin Profile:</text:span></text:p>
          </draw:text-box>
        </draw:frame>
        <draw:frame draw:style-name="gr2" draw:text-style-name="P3" draw:layer="layout" svg:width="7.148cm" svg:height="0.412cm" svg:x="7.961cm" svg:y="8.629cm">
          <draw:text-box>
            <text:p text:style-name="P1"><text:span text:style-name="T5">https://www.linkedin.com/in/ankitsaini00</text:span></text:p>
          </draw:text-box>
        </draw:frame>
        <draw:line draw:style-name="gr3" draw:text-style-name="P4" draw:layer="layout" svg:x1="3.33cm" svg:y1="10.037cm" svg:x2="17.669cm" svg:y2="10.037cm">
          <text:p/>
        </draw:line>
        <draw:frame draw:style-name="gr4" draw:text-style-name="P5" draw:layer="layout" svg:width="2.512cm" svg:height="0.59cm" svg:x="3.33cm" svg:y="9.371cm">
          <draw:text-box>
            <text:p text:style-name="P1"><text:span text:style-name="T3">PROJECTS</text:span></text:p>
          </draw:text-box>
        </draw:frame>
        <draw:line draw:style-name="gr3" draw:text-style-name="P4" draw:layer="layout" svg:x1="5.751cm" svg:y1="15.035cm" svg:x2="5.751cm" svg:y2="14.613cm">
          <text:p/>
        </draw:line>
        <draw:line draw:style-name="gr3" draw:text-style-name="P4" draw:layer="layout" svg:x1="5.751cm" svg:y1="15.456cm" svg:x2="5.751cm" svg:y2="15.035cm">
          <text:p/>
        </draw:line>
        <draw:frame draw:style-name="gr2" draw:text-style-name="P3" draw:layer="layout" svg:width="1.551cm" svg:height="0.412cm" svg:x="3.649cm" svg:y="15cm">
          <draw:text-box>
            <text:p text:style-name="P1"><text:span text:style-name="T4">Jan 2018</text:span></text:p>
          </draw:text-box>
        </draw:frame>
        <draw:line draw:style-name="gr3" draw:text-style-name="P4" draw:layer="layout" svg:x1="5.751cm" svg:y1="16.212cm" svg:x2="5.751cm" svg:y2="15.456cm">
          <text:p/>
        </draw:line>
        <draw:frame draw:style-name="gr2" draw:text-style-name="P3" draw:layer="layout" svg:width="5.425cm" svg:height="0.412cm" svg:x="5.963cm" svg:y="15.004cm">
          <draw:text-box>
            <text:p text:style-name="P1"><text:span text:style-name="T6">Github User stat using Angular</text:span></text:p>
          </draw:text-box>
        </draw:frame>
        <draw:frame draw:style-name="gr5" draw:text-style-name="P6" draw:layer="layout" svg:width="1.149cm" svg:height="0.327cm" svg:x="5.963cm" svg:y="15.491cm">
          <draw:text-box>
            <text:p text:style-name="P1"><text:span text:style-name="T7">Using Ui</text:span></text:p>
          </draw:text-box>
        </draw:frame>
        <draw:frame draw:style-name="gr5" draw:text-style-name="P6" draw:layer="layout" svg:width="10.48cm" svg:height="0.327cm" svg:x="7.19cm" svg:y="15.491cm">
          <draw:text-box>
            <text:p text:style-name="P1"><text:span text:style-name="T7">route and oi-select made a Angular webapp for </text:span><text:span text:style-name="T7">extracting complete github</text:span></text:p>
          </draw:text-box>
        </draw:frame>
        <draw:frame draw:style-name="gr5" draw:text-style-name="P6" draw:layer="layout" svg:width="6.526cm" svg:height="0.327cm" svg:x="5.963cm" svg:y="15.825cm">
          <draw:text-box>
            <text:p text:style-name="P1"><text:span text:style-name="T7">details of a oraganisation including its all data.</text:span></text:p>
          </draw:text-box>
        </draw:frame>
        <draw:line draw:style-name="gr3" draw:text-style-name="P4" draw:layer="layout" svg:x1="5.751cm" svg:y1="17.055cm" svg:x2="5.751cm" svg:y2="16.634cm">
          <text:p/>
        </draw:line>
        <draw:frame draw:style-name="gr5" draw:text-style-name="P6" draw:layer="layout" svg:width="3.778cm" svg:height="0.327cm" svg:x="11.962cm" svg:y="15.825cm">
          <draw:text-box>
            <text:p text:style-name="P1"><text:span text:style-name="T7">with multiview link support</text:span></text:p>
          </draw:text-box>
        </draw:frame>
        <draw:line draw:style-name="gr3" draw:text-style-name="P4" draw:layer="layout" svg:x1="5.751cm" svg:y1="17.477cm" svg:x2="5.751cm" svg:y2="17.055cm">
          <text:p/>
        </draw:line>
        <draw:frame draw:style-name="gr6" draw:text-style-name="P7" draw:layer="layout" svg:width="2.065cm" svg:height="0.537cm" svg:x="3.7cm" svg:y="16.9cm">
          <draw:text-box>
            <text:p text:style-name="P1"><text:span text:style-name="T4">Dec 2017</text:span></text:p>
          </draw:text-box>
        </draw:frame>
        <draw:line draw:style-name="gr3" draw:text-style-name="P4" draw:layer="layout" svg:x1="5.751cm" svg:y1="18.233cm" svg:x2="5.751cm" svg:y2="17.477cm">
          <text:p/>
        </draw:line>
        <draw:frame draw:style-name="gr2" draw:text-style-name="P3" draw:layer="layout" svg:width="6.61cm" svg:height="0.412cm" svg:x="5.963cm" svg:y="17.025cm">
          <draw:text-box>
            <text:p text:style-name="P1"><text:span text:style-name="T6">Angular route validation with ui-route</text:span></text:p>
          </draw:text-box>
        </draw:frame>
        <draw:frame draw:style-name="gr5" draw:text-style-name="P6" draw:layer="layout" svg:width="11.995cm" svg:height="0.327cm" svg:x="5.963cm" svg:y="17.512cm">
          <draw:text-box>
            <text:p text:style-name="P1"><text:span text:style-name="T7">It is a complete webapp based on NodeJS and AngularJS </text:span><text:span text:style-name="T7">having a form with validation</text:span></text:p>
          </draw:text-box>
        </draw:frame>
        <draw:line draw:style-name="gr3" draw:text-style-name="P4" draw:layer="layout" svg:x1="5.751cm" svg:y1="19.076cm" svg:x2="5.751cm" svg:y2="18.654cm">
          <text:p/>
        </draw:line>
        <draw:frame draw:style-name="gr5" draw:text-style-name="P6" draw:layer="layout" svg:width="9.248cm" svg:height="0.327cm" svg:x="5.963cm" svg:y="17.846cm">
          <draw:text-box>
            <text:p text:style-name="P1"><text:span text:style-name="T7">and data redirected to same view from another file using </text:span><text:span text:style-name="T7">ui-route.</text:span></text:p>
          </draw:text-box>
        </draw:frame>
        <draw:line draw:style-name="gr3" draw:text-style-name="P4" draw:layer="layout" svg:x1="5.751cm" svg:y1="19.498cm" svg:x2="5.751cm" svg:y2="19.076cm">
          <text:p/>
        </draw:line>
        <draw:frame draw:style-name="gr2" draw:text-style-name="P3" draw:layer="layout" svg:width="2.419cm" svg:height="0.412cm" svg:x="3.354cm" svg:y="18.888cm">
          <draw:text-box>
            <text:p text:style-name="P1"><text:span text:style-name="T4">October 2017</text:span></text:p>
          </draw:text-box>
        </draw:frame>
        <draw:line draw:style-name="gr3" draw:text-style-name="P4" draw:layer="layout" svg:x1="5.751cm" svg:y1="20.588cm" svg:x2="5.751cm" svg:y2="19.498cm">
          <text:p/>
        </draw:line>
        <draw:frame draw:style-name="gr2" draw:text-style-name="P3" draw:layer="layout" svg:width="6.818cm" svg:height="0.412cm" svg:x="5.963cm" svg:y="19.046cm">
          <draw:text-box>
            <text:p text:style-name="P1"><text:span text:style-name="T6">Micro Social Directory using AngularJS.</text:span></text:p>
          </draw:text-box>
        </draw:frame>
        <draw:frame draw:style-name="gr5" draw:text-style-name="P6" draw:layer="layout" svg:width="12.274cm" svg:height="0.327cm" svg:x="5.963cm" svg:y="19.533cm">
          <draw:text-box>
            <text:p text:style-name="P1"><text:span text:style-name="T7">It is a micro social directory for the people in which </text:span><text:span text:style-name="T7">website fetches data from a API and</text:span></text:p>
          </draw:text-box>
        </draw:frame>
        <draw:frame draw:style-name="gr5" draw:text-style-name="P6" draw:layer="layout" svg:width="12.232cm" svg:height="0.327cm" svg:x="5.963cm" svg:y="19.867cm">
          <draw:text-box>
            <text:p text:style-name="P1"><text:span text:style-name="T7">arranged them on page and when a person’s id is clicked </text:span><text:span text:style-name="T7">details are shown there only ,</text:span></text:p>
          </draw:text-box>
        </draw:frame>
        <draw:frame draw:style-name="gr5" draw:text-style-name="P6" draw:layer="layout" svg:width="3.215cm" svg:height="0.327cm" svg:x="5.963cm" svg:y="20.201cm">
          <draw:text-box>
            <text:p text:style-name="P1"><text:span text:style-name="T7">website didnt get load.</text:span></text:p>
          </draw:text-box>
        </draw:frame>
        <draw:line draw:style-name="gr3" draw:text-style-name="P4" draw:layer="layout" svg:x1="5.751cm" svg:y1="21.431cm" svg:x2="5.751cm" svg:y2="21.009cm">
          <text:p/>
        </draw:line>
        <draw:frame draw:style-name="gr5" draw:text-style-name="P6" draw:layer="layout" svg:width="7.969cm" svg:height="0.327cm" svg:x="8.951cm" svg:y="20.201cm">
          <draw:text-box>
            <text:p text:style-name="P1"><text:span text:style-name="T7">Which can be Seen at :</text:span><text:span text:style-name="T8">http://ankitsaini00.github.io/micro</text:span></text:p>
          </draw:text-box>
        </draw:frame>
        <draw:line draw:style-name="gr3" draw:text-style-name="P4" draw:layer="layout" svg:x1="5.751cm" svg:y1="21.853cm" svg:x2="5.751cm" svg:y2="21.431cm">
          <text:p/>
        </draw:line>
        <draw:frame draw:style-name="gr7" draw:text-style-name="P7" draw:layer="layout" svg:width="2.487cm" svg:height="0.412cm" svg:x="3.413cm" svg:y="21.4cm">
          <draw:text-box>
            <text:p text:style-name="P1"><text:span text:style-name="T4">August 2017</text:span></text:p>
          </draw:text-box>
        </draw:frame>
        <draw:line draw:style-name="gr3" draw:text-style-name="P4" draw:layer="layout" svg:x1="5.751cm" svg:y1="22.942cm" svg:x2="5.751cm" svg:y2="21.853cm">
          <text:p/>
        </draw:line>
        <draw:frame draw:style-name="gr2" draw:text-style-name="P3" draw:layer="layout" svg:width="3.905cm" svg:height="0.412cm" svg:x="5.963cm" svg:y="21.401cm">
          <draw:text-box>
            <text:p text:style-name="P1"><text:span text:style-name="T6">My personal info page</text:span></text:p>
          </draw:text-box>
        </draw:frame>
        <draw:frame draw:style-name="gr5" draw:text-style-name="P6" draw:layer="layout" svg:width="11.03cm" svg:height="0.327cm" svg:x="5.963cm" svg:y="21.888cm">
          <draw:text-box>
            <text:p text:style-name="P1"><text:span text:style-name="T7">It is a page which works on <text:s/>HTML , CSS , JQuery. All the </text:span><text:span text:style-name="T7">detail about me in this</text:span></text:p>
          </draw:text-box>
        </draw:frame>
        <draw:frame draw:style-name="gr5" draw:text-style-name="P6" draw:layer="layout" svg:width="0.878cm" svg:height="0.327cm" svg:x="5.963cm" svg:y="22.222cm">
          <draw:text-box>
            <text:p text:style-name="P1"><text:span text:style-name="T7">page ,</text:span></text:p>
          </draw:text-box>
        </draw:frame>
        <draw:frame draw:style-name="gr5" draw:text-style-name="P6" draw:layer="layout" svg:width="5.239cm" svg:height="0.327cm" svg:x="5.963cm" svg:y="22.555cm">
          <draw:text-box>
            <text:p text:style-name="P1"><text:span text:style-name="T8">https://github.com/ankitsaini00/blogg</text:span></text:p>
          </draw:text-box>
        </draw:frame>
        <draw:frame draw:style-name="gr2" draw:text-style-name="P3" draw:layer="layout" svg:width="0.35cm" svg:height="0.412cm" svg:x="10.443cm" svg:y="26.622cm">
          <draw:text-box>
            <text:p text:style-name="P1"><text:span text:style-name="T2">1</text:span></text:p>
          </draw:text-box>
        </draw:frame>
      </draw:page>
      <draw:page draw:name="page2" draw:style-name="dp1" draw:master-page-name="master-page40">
        <draw:line draw:style-name="gr3" draw:text-style-name="P4" draw:layer="layout" svg:x1="3.33cm" svg:y1="3.331cm" svg:x2="17.669cm" svg:y2="3.331cm">
          <text:p/>
        </draw:line>
        <draw:line draw:style-name="gr3" draw:text-style-name="P4" draw:layer="layout" svg:x1="3.33cm" svg:y1="10.972cm" svg:x2="17.669cm" svg:y2="10.972cm">
          <text:p/>
        </draw:line>
        <draw:frame draw:style-name="gr4" draw:text-style-name="P5" draw:layer="layout" svg:width="1.306cm" svg:height="0.59cm" svg:x="3.33cm" svg:y="10.306cm">
          <draw:text-box>
            <text:p text:style-name="P1"><text:span text:style-name="T3">Skills</text:span></text:p>
          </draw:text-box>
        </draw:frame>
        <draw:frame draw:style-name="gr2" draw:text-style-name="P3" draw:layer="layout" svg:width="3.909cm" svg:height="0.412cm" svg:x="4.055cm" svg:y="11.229cm">
          <draw:text-box>
            <text:p text:style-name="P1"><text:span text:style-name="T2">Frontend Frameworks:</text:span></text:p>
          </draw:text-box>
        </draw:frame>
        <draw:frame draw:style-name="gr2" draw:text-style-name="P3" draw:layer="layout" svg:width="2.479cm" svg:height="0.412cm" svg:x="8.026cm" svg:y="11.229cm">
          <draw:text-box>
            <text:p text:style-name="P1"><text:span text:style-name="T2">AngularJS 1.0,</text:span></text:p>
          </draw:text-box>
        </draw:frame>
        <draw:frame draw:style-name="gr2" draw:text-style-name="P3" draw:layer="layout" svg:width="4.019cm" svg:height="0.412cm" svg:x="10.202cm" svg:y="11.229cm">
          <draw:text-box>
            <text:p text:style-name="P1"><text:span text:style-name="T2">AngularJS 2.0 ,ReactJS.</text:span></text:p>
          </draw:text-box>
        </draw:frame>
        <draw:frame draw:style-name="gr2" draw:text-style-name="P3" draw:layer="layout" svg:width="3.863cm" svg:height="0.412cm" svg:x="4.171cm" svg:y="11.651cm">
          <draw:text-box>
            <text:p text:style-name="P1"><text:span text:style-name="T2">Backend Frameworks:</text:span></text:p>
          </draw:text-box>
        </draw:frame>
        <draw:frame draw:style-name="gr2" draw:text-style-name="P3" draw:layer="layout" svg:width="1.357cm" svg:height="0.412cm" svg:x="8.027cm" svg:y="11.651cm">
          <draw:text-box>
            <text:p text:style-name="P1"><text:span text:style-name="T2">NodeJS,</text:span></text:p>
          </draw:text-box>
        </draw:frame>
        <draw:frame draw:style-name="gr2" draw:text-style-name="P3" draw:layer="layout" svg:width="5.37cm" svg:height="0.412cm" svg:x="9.316cm" svg:y="11.651cm">
          <draw:text-box>
            <text:p text:style-name="P1"><text:span text:style-name="T2">Flask ,Django,Ionic Framework</text:span></text:p>
          </draw:text-box>
        </draw:frame>
        <draw:frame draw:style-name="gr2" draw:text-style-name="P3" draw:layer="layout" svg:width="4.544cm" svg:height="0.412cm" svg:x="3.541cm" svg:y="12.073cm">
          <draw:text-box>
            <text:p text:style-name="P1"><text:span text:style-name="T2">Development Framework:</text:span></text:p>
          </draw:text-box>
        </draw:frame>
        <draw:frame draw:style-name="gr2" draw:text-style-name="P3" draw:layer="layout" svg:width="1.831cm" svg:height="0.412cm" svg:x="8.026cm" svg:y="12.073cm">
          <draw:text-box>
            <text:p text:style-name="P1"><text:span text:style-name="T4">Bootstrap</text:span><text:span text:style-name="T2">,</text:span></text:p>
          </draw:text-box>
        </draw:frame>
        <draw:frame draw:style-name="gr2" draw:text-style-name="P3" draw:layer="layout" svg:width="1.28cm" svg:height="0.412cm" svg:x="9.848cm" svg:y="12.073cm">
          <draw:text-box>
            <text:p text:style-name="P1"><text:span text:style-name="T4">JQuery</text:span><text:span text:style-name="T2">,</text:span></text:p>
          </draw:text-box>
        </draw:frame>
        <draw:frame draw:style-name="gr2" draw:text-style-name="P3" draw:layer="layout" svg:width="3.99cm" svg:height="0.412cm" svg:x="11.097cm" svg:y="12.073cm">
          <draw:text-box>
            <text:p text:style-name="P1"><text:span text:style-name="T2">Datatables,DataRange</text:span></text:p>
          </draw:text-box>
        </draw:frame>
        <draw:frame draw:style-name="gr2" draw:text-style-name="P3" draw:layer="layout" svg:width="3.626cm" svg:height="0.412cm" svg:x="4.461cm" svg:y="12.494cm">
          <draw:text-box>
            <text:p text:style-name="P1"><text:span text:style-name="T2">Scripting languages:</text:span></text:p>
          </draw:text-box>
        </draw:frame>
        <draw:frame draw:style-name="gr2" draw:text-style-name="P3" draw:layer="layout" svg:width="2.195cm" svg:height="0.412cm" svg:x="8.026cm" svg:y="12.494cm">
          <draw:text-box>
            <text:p text:style-name="P1"><text:span text:style-name="T2">Python,Shell</text:span></text:p>
          </draw:text-box>
        </draw:frame>
        <draw:frame draw:style-name="gr2" draw:text-style-name="P3" draw:layer="layout" svg:width="3.888cm" svg:height="0.412cm" svg:x="4.122cm" svg:y="12.916cm">
          <draw:text-box>
            <text:p text:style-name="P1"><text:span text:style-name="T2">Internet Technologies:</text:span></text:p>
          </draw:text-box>
        </draw:frame>
        <draw:frame draw:style-name="gr2" draw:text-style-name="P3" draw:layer="layout" svg:width="1.141cm" svg:height="0.412cm" svg:x="8.026cm" svg:y="12.916cm">
          <draw:text-box>
            <text:p text:style-name="P1"><text:span text:style-name="T4">html5</text:span><text:span text:style-name="T2">,</text:span></text:p>
          </draw:text-box>
        </draw:frame>
        <draw:frame draw:style-name="gr2" draw:text-style-name="P3" draw:layer="layout" svg:width="1.031cm" svg:height="0.412cm" svg:x="9.219cm" svg:y="12.916cm">
          <draw:text-box>
            <text:p text:style-name="P1"><text:span text:style-name="T2">CSS3,</text:span></text:p>
          </draw:text-box>
        </draw:frame>
        <draw:frame draw:style-name="gr2" draw:text-style-name="P3" draw:layer="layout" svg:width="2.453cm" svg:height="0.412cm" svg:x="10.107cm" svg:y="12.916cm">
          <draw:text-box>
            <text:p text:style-name="P1"><text:span text:style-name="T4">Javascipt</text:span><text:span text:style-name="T2">,Ajax</text:span></text:p>
          </draw:text-box>
        </draw:frame>
        <draw:frame draw:style-name="gr2" draw:text-style-name="P3" draw:layer="layout" svg:width="2.093cm" svg:height="0.412cm" svg:x="5.85cm" svg:y="13.338cm">
          <draw:text-box>
            <text:p text:style-name="P1"><text:span text:style-name="T2">Databases :</text:span></text:p>
          </draw:text-box>
        </draw:frame>
        <draw:frame draw:style-name="gr2" draw:text-style-name="P3" draw:layer="layout" svg:width="1.319cm" svg:height="0.412cm" svg:x="8.026cm" svg:y="13.338cm">
          <draw:text-box>
            <text:p text:style-name="P1"><text:span text:style-name="T2">MySQL,</text:span></text:p>
          </draw:text-box>
        </draw:frame>
        <draw:frame draw:style-name="gr2" draw:text-style-name="P3" draw:layer="layout" svg:width="1.259cm" svg:height="0.412cm" svg:x="9.274cm" svg:y="13.338cm">
          <draw:text-box>
            <text:p text:style-name="P1"><text:span text:style-name="T2">SQLite,</text:span></text:p>
          </draw:text-box>
        </draw:frame>
        <draw:frame draw:style-name="gr2" draw:text-style-name="P3" draw:layer="layout" svg:width="0.984cm" svg:height="0.412cm" svg:x="6.714cm" svg:y="13.76cm">
          <draw:text-box>
            <text:p text:style-name="P1"><text:span text:style-name="T2">Tools:</text:span></text:p>
          </draw:text-box>
        </draw:frame>
        <draw:frame draw:style-name="gr2" draw:text-style-name="P3" draw:layer="layout" svg:width="5.239cm" svg:height="0.412cm" svg:x="3.261cm" svg:y="15.188cm">
          <draw:text-box>
            <text:p text:style-name="P1"><text:span text:style-name="T2">Github,Git,Netbeans,Eclipse,</text:span><text:span text:style-name="T9">L</text:span></text:p>
          </draw:text-box>
        </draw:frame>
        <draw:frame draw:style-name="gr8" draw:text-style-name="P8" draw:layer="layout" svg:width="0.245cm" svg:height="0.289cm" svg:x="12.454cm" svg:y="13.787cm">
          <draw:text-box>
            <text:p text:style-name="P1"><text:span text:style-name="T10">A</text:span></text:p>
          </draw:text-box>
        </draw:frame>
        <draw:frame draw:style-name="gr2" draw:text-style-name="P3" draw:layer="layout" svg:width="0.35cm" svg:height="0.412cm" svg:x="12.547cm" svg:y="13.76cm">
          <draw:text-box>
            <text:p text:style-name="P1"><text:span text:style-name="T9">T</text:span></text:p>
          </draw:text-box>
        </draw:frame>
        <draw:frame draw:style-name="gr2" draw:text-style-name="P3" draw:layer="layout" svg:width="0.35cm" svg:height="0.412cm" svg:x="12.742cm" svg:y="13.835cm">
          <draw:text-box>
            <text:p text:style-name="P1"><text:span text:style-name="T9">E</text:span></text:p>
          </draw:text-box>
        </draw:frame>
        <draw:frame draw:style-name="gr2" draw:text-style-name="P3" draw:layer="layout" svg:width="0.35cm" svg:height="0.412cm" svg:x="12.937cm" svg:y="13.76cm">
          <draw:text-box>
            <text:p text:style-name="P1"><text:span text:style-name="T9">X</text:span></text:p>
          </draw:text-box>
        </draw:frame>
        <draw:line draw:style-name="gr3" draw:text-style-name="P4" draw:layer="layout" svg:x1="3.33cm" svg:y1="15.168cm" svg:x2="17.669cm" svg:y2="15.168cm">
          <text:p/>
        </draw:line>
        <draw:frame draw:style-name="gr4" draw:text-style-name="P5" draw:layer="layout" svg:width="2.529cm" svg:height="0.59cm" svg:x="3.33cm" svg:y="14.502cm">
          <draw:text-box>
            <text:p text:style-name="P1"><text:span text:style-name="T3">Education</text:span></text:p>
          </draw:text-box>
        </draw:frame>
        <draw:frame draw:style-name="gr2" draw:text-style-name="P3" draw:layer="layout" svg:width="8.617cm" svg:height="0.412cm" svg:x="5.33cm" svg:y="15.426cm">
          <draw:text-box>
            <text:p text:style-name="P1"><text:span text:style-name="T2">Bachelor Of Computer Science and Engineering ,</text:span></text:p>
          </draw:text-box>
        </draw:frame>
        <draw:frame draw:style-name="gr2" draw:text-style-name="P3" draw:layer="layout" svg:width="6.674cm" svg:height="0.412cm" svg:x="5.331cm" svg:y="15.848cm">
          <draw:text-box>
            <text:p text:style-name="P1"><text:span text:style-name="T11">Shri Mata Vaishnodevi University</text:span><text:span text:style-name="T2">,</text:span></text:p>
          </draw:text-box>
        </draw:frame>
        <draw:frame draw:style-name="gr2" draw:text-style-name="P3" draw:layer="layout" svg:width="0.938cm" svg:height="0.412cm" svg:x="10.847cm" svg:y="15.848cm">
          <draw:text-box>
            <text:p text:style-name="P1"><text:span text:style-name="T2">Katra</text:span></text:p>
          </draw:text-box>
        </draw:frame>
        <draw:frame draw:style-name="gr2" draw:text-style-name="P3" draw:layer="layout" svg:width="1.344cm" svg:height="0.412cm" svg:x="3.733cm" svg:y="16.269cm">
          <draw:text-box>
            <text:p text:style-name="P1"><text:span text:style-name="T4">Session</text:span></text:p>
          </draw:text-box>
        </draw:frame>
        <draw:frame draw:style-name="gr2" draw:text-style-name="P3" draw:layer="layout" svg:width="2.343cm" svg:height="0.412cm" svg:x="5.331cm" svg:y="16.269cm">
          <draw:text-box>
            <text:p text:style-name="P1"><text:span text:style-name="T2">2016-Present</text:span></text:p>
          </draw:text-box>
        </draw:frame>
        <draw:frame draw:style-name="gr2" draw:text-style-name="P3" draw:layer="layout" svg:width="3.321cm" svg:height="0.412cm" svg:x="5.33cm" svg:y="17.113cm">
          <draw:text-box>
            <text:p text:style-name="P1"><text:span text:style-name="T2">Senior Secondary ,</text:span></text:p>
          </draw:text-box>
        </draw:frame>
        <draw:frame draw:style-name="gr2" draw:text-style-name="P3" draw:layer="layout" svg:width="7.571cm" svg:height="0.412cm" svg:x="5.331cm" svg:y="17.535cm">
          <draw:text-box>
            <text:p text:style-name="P1"><text:span text:style-name="T2">Shiksha niketan higher sec. School, jammu</text:span></text:p>
          </draw:text-box>
        </draw:frame>
        <draw:frame draw:style-name="gr2" draw:text-style-name="P3" draw:layer="layout" svg:width="1.344cm" svg:height="0.412cm" svg:x="3.733cm" svg:y="17.956cm">
          <draw:text-box>
            <text:p text:style-name="P1"><text:span text:style-name="T4">Session</text:span></text:p>
          </draw:text-box>
        </draw:frame>
        <draw:frame draw:style-name="gr2" draw:text-style-name="P3" draw:layer="layout" svg:width="1.924cm" svg:height="0.412cm" svg:x="5.331cm" svg:y="17.956cm">
          <draw:text-box>
            <text:p text:style-name="P1"><text:span text:style-name="T2">2014-2015</text:span></text:p>
          </draw:text-box>
        </draw:frame>
        <draw:line draw:style-name="gr3" draw:text-style-name="P4" draw:layer="layout" svg:x1="3.33cm" svg:y1="19.786cm" svg:x2="17.669cm" svg:y2="19.786cm">
          <text:p/>
        </draw:line>
        <draw:frame draw:style-name="gr4" draw:text-style-name="P5" draw:layer="layout" svg:width="4.015cm" svg:height="0.59cm" svg:x="3.33cm" svg:y="19.12cm">
          <draw:text-box>
            <text:p text:style-name="P1"><text:span text:style-name="T3">Extra WORKING</text:span></text:p>
          </draw:text-box>
        </draw:frame>
        <draw:frame draw:style-name="gr2" draw:text-style-name="P3" draw:layer="layout" svg:width="0.497cm" svg:height="0.412cm" svg:x="3.541cm" svg:y="20.044cm">
          <draw:text-box>
            <text:p text:style-name="P1"><text:span text:style-name="T4">1))</text:span></text:p>
          </draw:text-box>
        </draw:frame>
        <draw:frame draw:style-name="gr2" draw:text-style-name="P3" draw:layer="layout" svg:width="6.788cm" svg:height="0.412cm" svg:x="4.367cm" svg:y="20.044cm">
          <draw:text-box>
            <text:p text:style-name="P1"><text:span text:style-name="T2">Internshala Student Partner Of SMVDU</text:span></text:p>
          </draw:text-box>
        </draw:frame>
        <draw:frame draw:style-name="gr9" draw:text-style-name="P7" draw:layer="layout" svg:width="0.443cm" svg:height="0.412cm" svg:x="3.657cm" svg:y="20.465cm">
          <draw:text-box>
            <text:p text:style-name="P1"><text:span text:style-name="T4">2)</text:span></text:p>
          </draw:text-box>
        </draw:frame>
        <draw:frame draw:style-name="gr2" draw:text-style-name="P3" draw:layer="layout" svg:width="0.362cm" svg:height="0.412cm" svg:x="3.657cm" svg:y="20.887cm">
          <draw:text-box>
            <text:p text:style-name="P1"><text:span text:style-name="T4">3)</text:span></text:p>
          </draw:text-box>
        </draw:frame>
        <draw:frame draw:style-name="gr2" draw:text-style-name="P3" draw:layer="layout" svg:width="8.244cm" svg:height="0.412cm" svg:x="4.3cm" svg:y="20.5cm">
          <draw:text-box>
            <text:p text:style-name="P1"><text:span text:style-name="T2"><text:s/></text:span><text:span text:style-name="T2">Contributor of Web Development Club,SMVDU</text:span></text:p>
          </draw:text-box>
        </draw:frame>
        <draw:frame draw:style-name="gr2" draw:text-style-name="P3" draw:layer="layout" svg:width="0.362cm" svg:height="0.412cm" svg:x="3.657cm" svg:y="21.309cm">
          <draw:text-box>
            <text:p text:style-name="P1"><text:span text:style-name="T4">4)</text:span></text:p>
          </draw:text-box>
        </draw:frame>
        <draw:frame draw:style-name="gr2" draw:text-style-name="P3" draw:layer="layout" svg:width="5.772cm" svg:height="0.412cm" svg:x="4.328cm" svg:y="20.9cm">
          <draw:text-box>
            <text:p text:style-name="P1"><text:span text:style-name="T2">Organiser of python week ,2017.</text:span></text:p>
          </draw:text-box>
        </draw:frame>
        <draw:frame draw:style-name="gr2" draw:text-style-name="P3" draw:layer="layout" svg:width="11.055cm" svg:height="0.412cm" svg:x="4.3cm" svg:y="21.4cm">
          <draw:text-box>
            <text:p text:style-name="P1"><text:span text:style-name="T2">Lead Web developer of Cultural fest of economics </text:span><text:span text:style-name="T2">,Artha ,2018</text:span></text:p>
          </draw:text-box>
        </draw:frame>
        <draw:frame draw:style-name="gr2" draw:text-style-name="P3" draw:layer="layout" svg:width="0.35cm" svg:height="0.412cm" svg:x="10.421cm" svg:y="26.622cm">
          <draw:text-box>
            <text:p text:style-name="P1"><text:span text:style-name="T2">2</text:span></text:p>
          </draw:text-box>
        </draw:frame>
      </draw:page>
      <draw:page draw:name="page3" draw:style-name="dp1" draw:master-page-name="master-page40">
        <draw:line draw:style-name="gr3" draw:text-style-name="P4" draw:layer="layout" svg:x1="3.33cm" svg:y1="10.458cm" svg:x2="17.669cm" svg:y2="10.458cm">
          <text:p/>
        </draw:line>
        <draw:frame draw:style-name="gr4" draw:text-style-name="P5" draw:layer="layout" svg:width="4.726cm" svg:height="0.59cm" svg:x="3.33cm" svg:y="9.792cm">
          <draw:text-box>
            <text:p text:style-name="P1"><text:span text:style-name="T3">R</text:span><text:span text:style-name="T3">e</text:span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line draw:style-name="gr3" draw:text-style-name="P4" draw:layer="layout" svg:x1="4.034cm" svg:y1="11.168cm" svg:x2="4.034cm" svg:y2="10.747cm">
          <text:p/>
        </draw:line>
        <draw:frame draw:style-name="gr2" draw:text-style-name="P3" draw:layer="layout" svg:width="0.408cm" svg:height="0.412cm" svg:x="3.582cm" svg:y="10.716cm">
          <draw:text-box>
            <text:p text:style-name="P1"><text:span text:style-name="T11">1</text:span><text:span text:style-name="T11">)</text:span></text:p>
          </draw:text-box>
        </draw:frame>
        <draw:frame draw:style-name="gr2" draw:text-style-name="P3" draw:layer="layout" svg:width="0.493cm" svg:height="0.412cm" svg:x="4.245cm" svg:y="10.716cm">
          <draw:text-box>
            <text:p text:style-name="P1"><text:span text:style-name="T6">Dr.</text:span></text:p>
          </draw:text-box>
        </draw:frame>
        <draw:line draw:style-name="gr3" draw:text-style-name="P4" draw:layer="layout" svg:x1="4.034cm" svg:y1="11.59cm" svg:x2="4.034cm" svg:y2="11.168cm">
          <text:p/>
        </draw:line>
        <draw:frame draw:style-name="gr2" draw:text-style-name="P3" draw:layer="layout" svg:width="1.632cm" svg:height="0.412cm" svg:x="4.781cm" svg:y="10.716cm">
          <draw:text-box>
            <text:p text:style-name="P1"><text:span text:style-name="T6">Ajay Kaul</text:span></text:p>
          </draw:text-box>
        </draw:frame>
        <draw:line draw:style-name="gr3" draw:text-style-name="P4" draw:layer="layout" svg:x1="4.034cm" svg:y1="12.012cm" svg:x2="4.034cm" svg:y2="11.59cm">
          <text:p/>
        </draw:line>
        <draw:frame draw:style-name="gr2" draw:text-style-name="P3" draw:layer="layout" svg:width="3.088cm" svg:height="0.412cm" svg:x="4.245cm" svg:y="11.138cm">
          <draw:text-box>
            <text:p text:style-name="P1"><text:span text:style-name="T6">H</text:span><text:span text:style-name="T2">od,Dcse,SMVD</text:span><text:span text:style-name="T2">U</text:span></text:p>
          </draw:text-box>
        </draw:frame>
        <draw:line draw:style-name="gr3" draw:text-style-name="P4" draw:layer="layout" svg:x1="4.034cm" svg:y1="12.855cm" svg:x2="4.034cm" svg:y2="12.434cm">
          <text:p/>
        </draw:line>
        <draw:frame draw:style-name="gr5" draw:text-style-name="P6" draw:layer="layout" svg:width="3.194cm" svg:height="0.327cm" svg:x="4.245cm" svg:y="11.625cm">
          <draw:text-box>
            <text:p text:style-name="P1"><text:span text:style-name="T7">Ajay.kaul@smvdu.ac.in</text:span></text:p>
          </draw:text-box>
        </draw:frame>
        <draw:line draw:style-name="gr3" draw:text-style-name="P4" draw:layer="layout" svg:x1="4.034cm" svg:y1="13.277cm" svg:x2="4.034cm" svg:y2="12.855cm">
          <text:p/>
        </draw:line>
        <draw:frame draw:style-name="gr2" draw:text-style-name="P3" draw:layer="layout" svg:width="0.408cm" svg:height="0.412cm" svg:x="3.541cm" svg:y="12.825cm">
          <draw:text-box>
            <text:p text:style-name="P1"><text:span text:style-name="T11">2)</text:span></text:p>
          </draw:text-box>
        </draw:frame>
        <draw:line draw:style-name="gr3" draw:text-style-name="P4" draw:layer="layout" svg:x1="4.034cm" svg:y1="13.699cm" svg:x2="4.034cm" svg:y2="13.277cm">
          <text:p/>
        </draw:line>
        <draw:frame draw:style-name="gr2" draw:text-style-name="P3" draw:layer="layout" svg:width="2.203cm" svg:height="0.412cm" svg:x="4.245cm" svg:y="12.825cm">
          <draw:text-box>
            <text:p text:style-name="P1"><text:span text:style-name="T6">Shyam tayal</text:span></text:p>
          </draw:text-box>
        </draw:frame>
        <draw:frame draw:style-name="gr2" draw:text-style-name="P3" draw:layer="layout" svg:width="5.924cm" svg:height="0.412cm" svg:x="4.245cm" svg:y="13.247cm">
          <draw:text-box>
            <text:p text:style-name="P1"><text:span text:style-name="T2">S</text:span><text:span text:style-name="T2">e</text:span><text:span text:style-name="T2">ni</text:span><text:span text:style-name="T2">o </text:span><text:span text:style-name="T2">d</text:span><text:span text:style-name="T2">e</text:span><text:span text:style-name="T2">v</text:span><text:span text:style-name="T2">el</text:span><text:span text:style-name="T2">o</text:span><text:span text:style-name="T2">p</text:span><text:span text:style-name="T2">er </text:span><text:span text:style-name="T2"><text:s/>, </text:span><text:span text:style-name="T2">Ti</text:span><text:span text:style-name="T2">m</text:span><text:span text:style-name="T2">e</text:span><text:span text:style-name="T2">s </text:span><text:span text:style-name="T2">O</text:span><text:span text:style-name="T2">f </text:span><text:span text:style-name="T2">In</text:span><text:span text:style-name="T2">di</text:span><text:span text:style-name="T2">a </text:span></text:p>
          </draw:text-box>
        </draw:frame>
        <draw:line draw:style-name="gr3" draw:text-style-name="P4" draw:layer="layout" svg:x1="4.034cm" svg:y1="14.12cm" svg:x2="4.034cm" svg:y2="13.699cm">
          <text:p/>
        </draw:line>
        <draw:frame draw:style-name="gr5" draw:text-style-name="P6" draw:layer="layout" svg:width="6.339cm" svg:height="0.327cm" svg:x="4.245cm" svg:y="13.734cm">
          <draw:text-box>
            <text:p text:style-name="P1"><text:span text:style-name="T7"><text:s/></text:span><text:span text:style-name="T7">+</text:span><text:span text:style-name="T7">9</text:span><text:span text:style-name="T7">1 </text:span><text:span text:style-name="T7">9</text:span><text:span text:style-name="T7">4</text:span><text:span text:style-name="T7">1</text:span><text:span text:style-name="T7">2</text:span><text:span text:style-name="T7">8</text:span><text:span text:style-name="T7">3</text:span><text:span text:style-name="T7">0</text:span><text:span text:style-name="T7">5</text:span><text:span text:style-name="T7">8</text:span><text:span text:style-name="T7">8 <text:s/></text:span><text:span text:style-name="T7"><text:s/></text:span><text:span text:style-name="T7">sh</text:span><text:span text:style-name="T7">y</text:span><text:span text:style-name="T7">a</text:span><text:span text:style-name="T7">m</text:span><text:span text:style-name="T7">2t</text:span><text:span text:style-name="T7">a</text:span><text:span text:style-name="T7">y</text:span><text:span text:style-name="T7">al</text:span><text:span text:style-name="T7">@</text:span><text:span text:style-name="T7">g</text:span><text:span text:style-name="T7">m</text:span><text:span text:style-name="T7">ail</text:span><text:span text:style-name="T7">.c</text:span><text:span text:style-name="T7">o</text:span><text:span text:style-name="T7">m</text:span></text:p>
          </draw:text-box>
        </draw:frame>
        <draw:frame draw:style-name="gr2" draw:text-style-name="P3" draw:layer="layout" svg:width="0.35cm" svg:height="0.412cm" svg:x="10.423cm" svg:y="26.622cm">
          <draw:text-box>
            <text:p text:style-name="P1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IdentityH1" svg:font-family="CMR10IdentityH"/>
    <style:font-face style:name="FontinIdentityH1" svg:font-family="FontinIdentityH"/>
    <style:font-face style:name="FontinSmallCapsIdentityH1" svg:font-family="FontinSmallCapsIdentityH"/>
    <style:font-face style:name="FontinularIdentityH1" svg:font-family="FontinularIdentityH"/>
    <style:font-face style:name="CMR10IdentityH" svg:font-family="CMR10IdentityH" style:font-pitch="variable"/>
    <style:font-face style:name="DejaVu Sans1" svg:font-family="'DejaVu Sans'" style:font-pitch="variable"/>
    <style:font-face style:name="FontinIdentityH" svg:font-family="FontinIdentityH" style:font-pitch="variable"/>
    <style:font-face style:name="FontinSmallCapsIdentityH" svg:font-family="FontinSmallCapsIdentityH" style:font-pitch="variable"/>
    <style:font-face style:name="FontinularIdentityH" svg:font-family="FontinularIdentityH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cm" fo:margin-bottom="1cm" fo:margin-left="3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03T14:43:11.029735158</dc:date>
    <meta:editing-duration>PT8M22S</meta:editing-duration>
    <meta:editing-cycles>1</meta:editing-cycles>
    <meta:document-statistic meta:object-count="123"/>
    <meta:generator>LibreOffice/5.1.6.2$Linux_X86_64 LibreOffice_project/10m0$Build-2</meta:generator>
  </office:meta>
</office:document-meta>
</file>